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081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r. Kevin Clarno</text:span> is a tenured Associate Professor in the Nuclear and Radiation Engineering program and Affiliate Faculty in the Oden Institute for Computational Engineering and Sciences at the University of Texas at Austin with a research focus on computational nuclear energy and reactor analysis. Dr. Clarno also holds a Joint Faculty Appointment with Oak Ridge National Laboratory (ORNL), where he formerly worked 15 years (2004-2019).  While working at ORNL, Dr. Clarno was also an Assistant Professor at the University of Tennessee-Knoxville (UTK), through a Joint Faculty Appointment in the Nuclear Engineering Department, and held Adjunct Faculty appointments at the University of Utah and UTK. Dr. Clarno is an expert in advanced nuclear modeling and simulation of both traditional and advanced nuclear reactors, with a specialization in radiation transport.   Dr. Clarno has led multiple national, multi-institutional, high-performance computing (HPC) research programs, including the Consortium for Advanced Simulation of Light Water Reactors (CASL) as Interim Director; the CASL Physics Integration (PHI) Focus Area; modernization of the SCALE nuclear analysis software; development of the Advanced Multi-Physics (AMP) fuel performance code; and a portfolio of ORNL laboratory-directed strategic research projects. As a technical contributor at ORNL, Dr. Clarno has developed high-performance computing software, researched new algorithms for SCALE, and performed analyses of nuclear reactors for a diverse set of US Nuclear Regulatory Commission (NRC) and DOE projects. Dr. Clarno leads the Nuclear Digital Twins project at the University of Texas (<text:a xlink:type="simple" xlink:href="https://nuclear-twins.tacc.utexas.edu/" text:style-name="Internet_20_link" text:visited-style-name="Visited_20_Internet_20_Link">https://nuclear-twins.tacc.utexas.edu</text:a>), which is funded by the State of Texa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22:28:33.899198806</meta:creation-date>
    <dc:date>2026-01-26T22:29:47.350345052</dc:date>
    <meta:editing-duration>PT1M14S</meta:editing-duration>
    <meta:editing-cycles>2</meta:editing-cycles>
    <meta:generator>LibreOffice/24.2.7.2$Linux_X86_64 LibreOffice_project/420$Build-2</meta:generator>
    <meta:document-statistic meta:table-count="0" meta:image-count="0" meta:object-count="0" meta:page-count="1" meta:paragraph-count="1" meta:word-count="246" meta:character-count="1740" meta:non-whitespace-character-count="1491"/>
  </office:meta>
</office:document-meta>
</file>